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color="#000000" style:font-name="Times New Roman" fo:font-size="12pt" officeooo:rsid="00d47eb7" style:font-size-asian="10.5pt" style:font-size-complex="12pt"/>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fo:font-size="12pt" fo:font-weight="normal" style:font-size-asian="10.5pt" style:font-weight-asian="normal" style:font-size-complex="12pt" style:font-weight-complex="normal"/>
    </style:style>
    <style:style style:name="P58" style:family="paragraph" style:parent-style-name="Text_20_body">
      <style:text-properties fo:font-size="12pt" fo:font-weight="normal" officeooo:paragraph-rsid="00de4d59" style:font-size-asian="10.5pt" style:font-weight-asian="normal" style:font-size-complex="12pt" style:font-weight-complex="normal"/>
    </style:style>
    <style:style style:name="P59" style:family="paragraph" style:parent-style-name="Text_20_body">
      <style:text-properties fo:font-size="12pt" fo:font-weight="normal" officeooo:paragraph-rsid="00f9761d" style:font-size-asian="10.5pt" style:font-weight-asian="normal" style:font-size-complex="12pt" style:font-weight-complex="normal"/>
    </style:style>
    <style:style style:name="P60" style:family="paragraph" style:parent-style-name="Text_20_body">
      <style:text-properties fo:font-size="12pt" fo:font-weight="normal" officeooo:paragraph-rsid="00fb3506" style:font-size-asian="10.5pt" style:font-weight-asian="normal" style:font-size-complex="12pt" style:font-weight-complex="normal"/>
    </style:style>
    <style:style style:name="P61"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62"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63" style:family="paragraph" style:parent-style-name="Preformatted_20_Text">
      <style:paragraph-properties fo:margin-top="0cm" fo:margin-bottom="0.499cm" loext:contextual-spacing="false"/>
      <style:text-properties fo:color="#000000" style:font-name="Courier New"/>
    </style:style>
    <style:style style:name="P64"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65" style:family="paragraph" style:parent-style-name="Preformatted_20_Text">
      <style:text-properties fo:color="#000000" style:font-name="Courier New"/>
    </style:style>
    <style:style style:name="P66" style:family="paragraph" style:parent-style-name="Preformatted_20_Text">
      <style:text-properties fo:color="#000000" style:font-name="Courier New" fo:font-size="10pt" style:font-size-asian="10pt" style:font-size-complex="10pt"/>
    </style:style>
    <style:style style:name="P67" style:family="paragraph" style:parent-style-name="Preformatted_20_Text">
      <style:text-properties fo:color="#000000" style:font-name="Courier New1" fo:font-size="10pt" officeooo:paragraph-rsid="00b7bea8" style:font-size-asian="10pt" style:font-size-complex="10pt"/>
    </style:style>
    <style:style style:name="P68" style:family="paragraph" style:parent-style-name="Preformatted_20_Text">
      <style:text-properties fo:color="#000000" style:font-name="Courier New1" fo:font-size="10pt" officeooo:rsid="00d1f816" style:font-size-asian="10pt" style:font-size-complex="10pt"/>
    </style:style>
    <style:style style:name="P69" style:family="paragraph" style:parent-style-name="Preformatted_20_Text">
      <style:text-properties fo:color="#000000" style:font-name="Times New Roman" fo:font-size="12pt" officeooo:rsid="00c9d900" style:font-size-asian="10.5pt" style:font-size-complex="12pt"/>
    </style:style>
    <style:style style:name="P70" style:family="paragraph" style:parent-style-name="Preformatted_20_Text">
      <style:text-properties fo:color="#000000" style:font-name="Times New Roman" fo:font-size="12pt" officeooo:rsid="00cdd594" officeooo:paragraph-rsid="00cf3bf2" style:font-size-asian="10.5pt" style:font-size-complex="12pt"/>
    </style:style>
    <style:style style:name="P71" style:family="paragraph" style:parent-style-name="Preformatted_20_Text">
      <style:text-properties style:font-name="Courier New1"/>
    </style:style>
    <style:style style:name="P72" style:family="paragraph" style:parent-style-name="Preformatted_20_Text">
      <style:text-properties officeooo:paragraph-rsid="00cf3bf2"/>
    </style:style>
    <style:style style:name="P73"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74"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75"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76"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77" style:family="paragraph" style:parent-style-name="Text_20_body">
      <style:text-properties fo:font-size="12pt" fo:font-weight="normal" officeooo:paragraph-rsid="00fb3506" style:font-size-asian="10.5pt" style:font-weight-asian="normal" style:font-size-complex="12pt" style:font-weight-complex="normal"/>
    </style:style>
    <style:style style:name="P78" style:family="paragraph" style:parent-style-name="Text_20_body">
      <style:text-properties fo:font-size="12pt" fo:font-weight="normal" officeooo:paragraph-rsid="0100ff04" style:font-size-asian="10.5pt" style:font-weight-asian="normal" style:font-size-complex="12pt" style:font-weight-complex="normal"/>
    </style:style>
    <style:style style:name="P79" style:family="paragraph" style:parent-style-name="Text_20_body">
      <style:text-properties fo:font-size="12pt" fo:font-weight="normal" officeooo:paragraph-rsid="0104319f" style:font-size-asian="10.5pt" style:font-weight-asian="normal" style:font-size-complex="12pt" style:font-weight-complex="normal"/>
    </style:style>
    <style:style style:name="P80" style:family="paragraph" style:parent-style-name="Text_20_body">
      <style:text-properties fo:font-size="12pt" fo:font-weight="normal" officeooo:paragraph-rsid="010b6373" style:font-size-asian="10.5pt" style:font-weight-asian="normal" style:font-size-complex="12pt" style:font-weight-complex="normal"/>
    </style:style>
    <style:style style:name="P81" style:family="paragraph" style:parent-style-name="Text_20_body">
      <style:text-properties fo:font-size="12pt" fo:font-weight="normal" officeooo:paragraph-rsid="011969cb" style:font-size-asian="10.5pt" style:font-weight-asian="normal" style:font-size-complex="12pt" style:font-weight-complex="normal"/>
    </style:style>
    <style:style style:name="P82" style:family="paragraph" style:parent-style-name="Text_20_body">
      <style:text-properties fo:font-size="12pt" fo:font-weight="normal" officeooo:paragraph-rsid="012d1994" style:font-size-asian="10.5pt" style:font-weight-asian="normal" style:font-size-complex="12pt" style:font-weight-complex="normal"/>
    </style:style>
    <style:style style:name="P83" style:family="paragraph" style:parent-style-name="Text_20_body">
      <style:text-properties officeooo:paragraph-rsid="011c0122"/>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style:font-size-asian="10pt" style:font-size-complex="10pt"/>
    </style:style>
    <style:style style:name="T94" style:family="text">
      <style:text-properties fo:color="#000080" style:font-name="Courier New1" fo:font-size="10pt" fo:font-weight="bold" officeooo:rsid="00a1a0a3" style:font-size-asian="10pt" style:font-size-complex="10pt"/>
    </style:style>
    <style:style style:name="T95" style:family="text">
      <style:text-properties fo:color="#000080" style:font-name="Courier New1" fo:font-size="10pt" fo:font-weight="bold" officeooo:rsid="00a869b8" style:font-size-asian="10pt" style:font-size-complex="10pt"/>
    </style:style>
    <style:style style:name="T96" style:family="text">
      <style:text-properties fo:color="#000080" style:font-name="Courier New1" fo:font-size="10pt" fo:font-weight="bold" officeooo:rsid="00ab58cc" style:font-size-asian="10pt" style:font-size-complex="10pt"/>
    </style:style>
    <style:style style:name="T97" style:family="text">
      <style:text-properties fo:color="#000080" style:font-name="Courier New1" fo:font-size="10pt" fo:font-weight="bold" officeooo:rsid="00c16195" style:font-size-asian="10pt" style:font-size-complex="10pt"/>
    </style:style>
    <style:style style:name="T98" style:family="text">
      <style:text-properties fo:color="#000080" style:font-name="Courier New1" fo:font-size="10pt" fo:font-weight="bold" officeooo:rsid="00c9d900" style:font-size-asian="10pt" style:font-size-complex="10pt"/>
    </style:style>
    <style:style style:name="T99" style:family="text">
      <style:text-properties fo:color="#000080" style:font-name="Courier New1" fo:font-size="10pt" fo:font-weight="bold" officeooo:rsid="00cdd594" style:font-size-asian="10pt" style:font-size-complex="10pt"/>
    </style:style>
    <style:style style:name="T100" style:family="text">
      <style:text-properties fo:color="#000080" style:font-name="Courier New1" fo:font-size="10pt" fo:font-weight="bold" officeooo:rsid="00d1e5dd" style:font-size-asian="10pt" style:font-size-complex="10pt"/>
    </style:style>
    <style:style style:name="T101" style:family="text">
      <style:text-properties fo:color="#000080" style:font-name="Courier New1" fo:font-size="10pt" fo:font-weight="bold" officeooo:rsid="00d1f816" style:font-size-asian="10pt" style:font-size-complex="10pt"/>
    </style:style>
    <style:style style:name="T102" style:family="text">
      <style:text-properties fo:color="#000080" style:font-name="Courier New1" fo:font-size="10pt" fo:font-weight="bold" officeooo:rsid="00cdd594" style:font-size-asian="10pt" style:font-weight-asian="bold" style:font-size-complex="10pt" style:font-weight-complex="bold"/>
    </style:style>
    <style:style style:name="T103" style:family="text">
      <style:text-properties fo:color="#000080" style:font-name="Courier New1" fo:font-weight="bold"/>
    </style:style>
    <style:style style:name="T104" style:family="text">
      <style:text-properties fo:color="#000080" style:font-name="Times New Roman" fo:font-size="12pt" fo:font-weight="bold" officeooo:rsid="00d1f816" style:font-size-asian="10.5pt" style:font-size-complex="12pt"/>
    </style:style>
    <style:style style:name="T105" style:family="text">
      <style:text-properties fo:color="#000080" fo:font-size="10pt" fo:font-weight="bold" style:font-size-asian="10pt" style:font-size-complex="10pt"/>
    </style:style>
    <style:style style:name="T106" style:family="text">
      <style:text-properties fo:color="#660e7a" fo:font-weight="bold"/>
    </style:style>
    <style:style style:name="T107" style:family="text">
      <style:text-properties fo:color="#660e7a" style:font-name="Courier New" fo:font-weight="bold"/>
    </style:style>
    <style:style style:name="T108" style:family="text">
      <style:text-properties fo:color="#660e7a" style:font-name="Courier New" fo:font-size="10pt" fo:font-weight="bold" style:font-size-asian="10pt" style:font-size-complex="10pt"/>
    </style:style>
    <style:style style:name="T10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0" style:family="text">
      <style:text-properties fo:color="#660e7a" style:font-name="Courier New1" fo:font-size="10pt" fo:font-weight="bold" style:font-size-asian="10pt" style:font-size-complex="10pt"/>
    </style:style>
    <style:style style:name="T111" style:family="text">
      <style:text-properties fo:color="#660e7a" style:font-name="Courier New1" fo:font-size="10pt" fo:font-weight="bold" officeooo:rsid="00a1a0a3" style:font-size-asian="10pt" style:font-size-complex="10pt"/>
    </style:style>
    <style:style style:name="T112" style:family="text">
      <style:text-properties fo:color="#660e7a" style:font-name="Courier New1" fo:font-size="10pt" fo:font-weight="bold" officeooo:rsid="00a869b8" style:font-size-asian="10pt" style:font-size-complex="10pt"/>
    </style:style>
    <style:style style:name="T113" style:family="text">
      <style:text-properties fo:color="#660e7a" style:font-name="Courier New1" fo:font-size="10pt" fo:font-weight="bold" officeooo:rsid="00ab58cc" style:font-size-asian="10pt" style:font-size-complex="10pt"/>
    </style:style>
    <style:style style:name="T114" style:family="text">
      <style:text-properties fo:color="#660e7a" style:font-name="Courier New1" fo:font-weight="bold"/>
    </style:style>
    <style:style style:name="T115" style:family="text">
      <style:text-properties fo:color="#660e7a" fo:font-size="10pt" fo:font-weight="bold" style:font-size-asian="10pt" style:font-size-complex="10pt"/>
    </style:style>
    <style:style style:name="T116" style:family="text">
      <style:text-properties fo:color="#000000" style:font-name="Courier New"/>
    </style:style>
    <style:style style:name="T117" style:family="text">
      <style:text-properties fo:color="#000000" style:font-name="Courier New" fo:font-size="10pt" style:font-size-asian="10pt" style:font-size-complex="10pt"/>
    </style:style>
    <style:style style:name="T11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1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000000" style:font-name="Times New Roman" fo:font-size="12pt" officeooo:rsid="00a997d9" style:font-size-asian="10.5pt" style:font-size-complex="12pt"/>
    </style:style>
    <style:style style:name="T121" style:family="text">
      <style:text-properties fo:color="#000000" style:font-name="Times New Roman" fo:font-size="12pt" officeooo:rsid="00aa3f33" style:font-size-asian="10.5pt" style:font-size-complex="12pt"/>
    </style:style>
    <style:style style:name="T122" style:family="text">
      <style:text-properties fo:color="#000000" style:font-name="Times New Roman" fo:font-size="12pt" officeooo:rsid="00ab58cc" style:font-size-asian="10.5pt" style:font-size-complex="12pt"/>
    </style:style>
    <style:style style:name="T123" style:family="text">
      <style:text-properties fo:color="#000000" style:font-name="Times New Roman" fo:font-size="12pt" officeooo:rsid="00ac6637" style:font-size-asian="10.5pt" style:font-size-complex="12pt"/>
    </style:style>
    <style:style style:name="T124" style:family="text">
      <style:text-properties fo:color="#000000" style:font-name="Times New Roman" fo:font-size="12pt" officeooo:rsid="00adf87d" style:font-size-asian="10.5pt" style:font-size-complex="12pt"/>
    </style:style>
    <style:style style:name="T125" style:family="text">
      <style:text-properties fo:color="#000000" style:font-name="Times New Roman" fo:font-size="12pt" officeooo:rsid="00aff78b" style:font-size-asian="10.5pt" style:font-size-complex="12pt"/>
    </style:style>
    <style:style style:name="T126" style:family="text">
      <style:text-properties fo:color="#000000" style:font-name="Times New Roman" fo:font-size="12pt" officeooo:rsid="00b1545b" style:font-size-asian="10.5pt" style:font-size-complex="12pt"/>
    </style:style>
    <style:style style:name="T127" style:family="text">
      <style:text-properties fo:color="#000000" style:font-name="Times New Roman" fo:font-size="12pt" officeooo:rsid="00b34e18" style:font-size-asian="10.5pt" style:font-size-complex="12pt"/>
    </style:style>
    <style:style style:name="T128" style:family="text">
      <style:text-properties fo:color="#000000" style:font-name="Times New Roman" fo:font-size="12pt" officeooo:rsid="00b47bf3" style:font-size-asian="10.5pt" style:font-size-complex="12pt"/>
    </style:style>
    <style:style style:name="T129" style:family="text">
      <style:text-properties fo:color="#000000" style:font-name="Times New Roman" fo:font-size="12pt" officeooo:rsid="00b546fe" style:font-size-asian="10.5pt" style:font-size-complex="12pt"/>
    </style:style>
    <style:style style:name="T130" style:family="text">
      <style:text-properties fo:color="#000000" style:font-name="Times New Roman" fo:font-size="12pt" officeooo:rsid="00b62d4f" style:font-size-asian="10.5pt" style:font-size-complex="12pt"/>
    </style:style>
    <style:style style:name="T131" style:family="text">
      <style:text-properties fo:color="#000000" style:font-name="Times New Roman" fo:font-size="12pt" officeooo:rsid="00b9a56c" style:font-size-asian="10.5pt" style:font-size-complex="12pt"/>
    </style:style>
    <style:style style:name="T132" style:family="text">
      <style:text-properties fo:color="#000000" style:font-name="Times New Roman" fo:font-size="12pt" officeooo:rsid="00c0a67e" style:font-size-asian="10.5pt" style:font-size-complex="12pt"/>
    </style:style>
    <style:style style:name="T133" style:family="text">
      <style:text-properties fo:color="#000000" style:font-name="Times New Roman" fo:font-size="12pt" officeooo:rsid="00c0d0d2" style:font-size-asian="10.5pt" style:font-size-complex="12pt"/>
    </style:style>
    <style:style style:name="T134" style:family="text">
      <style:text-properties fo:color="#000000" style:font-name="Times New Roman" fo:font-size="12pt" officeooo:rsid="00c16195" style:font-size-asian="10.5pt" style:font-size-complex="12pt"/>
    </style:style>
    <style:style style:name="T135" style:family="text">
      <style:text-properties fo:color="#000000" style:font-name="Times New Roman" fo:font-size="12pt" officeooo:rsid="00c4da2f" style:font-size-asian="10.5pt" style:font-size-complex="12pt"/>
    </style:style>
    <style:style style:name="T136" style:family="text">
      <style:text-properties fo:color="#000000" style:font-name="Times New Roman" fo:font-size="12pt" officeooo:rsid="00c93209" style:font-size-asian="10.5pt" style:font-size-complex="12pt"/>
    </style:style>
    <style:style style:name="T137" style:family="text">
      <style:text-properties fo:color="#000000" style:font-name="Times New Roman" fo:font-size="12pt" officeooo:rsid="00c9ce66" style:font-size-asian="10.5pt" style:font-size-complex="12pt"/>
    </style:style>
    <style:style style:name="T138" style:family="text">
      <style:text-properties fo:color="#000000" style:font-name="Times New Roman" fo:font-size="12pt" officeooo:rsid="00c9d900" style:font-size-asian="10.5pt" style:font-size-complex="12pt"/>
    </style:style>
    <style:style style:name="T139" style:family="text">
      <style:text-properties fo:color="#000000" style:font-name="Times New Roman" fo:font-size="12pt" officeooo:rsid="00cdd594" style:font-size-asian="10.5pt" style:font-size-complex="12pt"/>
    </style:style>
    <style:style style:name="T140" style:family="text">
      <style:text-properties fo:color="#000000" style:font-name="Times New Roman" fo:font-size="12pt" officeooo:rsid="00d1e5dd" style:font-size-asian="10.5pt" style:font-size-complex="12pt"/>
    </style:style>
    <style:style style:name="T141" style:family="text">
      <style:text-properties fo:color="#000000" style:font-name="Times New Roman" fo:font-size="12pt" officeooo:rsid="00d1f2f6" style:font-size-asian="10.5pt" style:font-size-complex="12pt"/>
    </style:style>
    <style:style style:name="T142" style:family="text">
      <style:text-properties fo:color="#000000" style:font-name="Times New Roman" fo:font-size="12pt" officeooo:rsid="00d1f816" style:font-size-asian="10.5pt" style:font-size-complex="12pt"/>
    </style:style>
    <style:style style:name="T143" style:family="text">
      <style:text-properties fo:color="#000000" style:font-name="Times New Roman" fo:font-size="12pt" officeooo:rsid="00d40fcb" style:font-size-asian="10.5pt" style:font-size-complex="12pt"/>
    </style:style>
    <style:style style:name="T144" style:family="text">
      <style:text-properties fo:color="#000000" style:font-name="Times New Roman" fo:font-size="12pt" officeooo:rsid="00d47eb7" style:font-size-asian="10.5pt" style:font-size-complex="12pt"/>
    </style:style>
    <style:style style:name="T145" style:family="text">
      <style:text-properties fo:color="#000000" style:font-name="Times New Roman" fo:font-size="12pt" officeooo:rsid="00d65a4c" style:font-size-asian="10.5pt" style:font-size-complex="12pt"/>
    </style:style>
    <style:style style:name="T146" style:family="text">
      <style:text-properties fo:color="#000000" style:font-name="Times New Roman" fo:font-size="12pt" fo:font-weight="bold" officeooo:rsid="00cdd594" style:font-size-asian="10.5pt" style:font-weight-asian="bold" style:font-size-complex="12pt" style:font-weight-complex="bold"/>
    </style:style>
    <style:style style:name="T147" style:family="text">
      <style:text-properties fo:color="#000000" style:font-name="Times New Roman" fo:font-size="12pt" fo:font-weight="normal" officeooo:rsid="00de4d59" style:font-size-asian="10.5pt" style:font-weight-asian="normal" style:font-size-complex="12pt" style:font-weight-complex="normal"/>
    </style:style>
    <style:style style:name="T148" style:family="text">
      <style:text-properties fo:color="#000000" style:font-name="Times New Roman" fo:font-size="12pt" fo:font-weight="normal" officeooo:rsid="011c0122" style:font-size-asian="10.5pt" style:font-weight-asian="normal" style:font-size-complex="12pt" style:font-weight-complex="normal"/>
    </style:style>
    <style:style style:name="T149" style:family="text">
      <style:text-properties fo:color="#000000" style:font-name="Times New Roman" fo:font-size="12pt" fo:font-weight="normal" officeooo:rsid="00e24901" style:font-size-asian="10.5pt" style:font-weight-asian="normal" style:font-size-complex="12pt" style:font-weight-complex="normal"/>
    </style:style>
    <style:style style:name="T150" style:family="text">
      <style:text-properties fo:color="#000000" style:font-name="Times New Roman" fo:font-size="16pt" fo:font-weight="bold" officeooo:rsid="00d65a4c" style:font-size-asian="16pt" style:font-weight-asian="bold" style:font-size-complex="16pt" style:font-weight-complex="bold"/>
    </style:style>
    <style:style style:name="T151" style:family="text">
      <style:text-properties fo:color="#000000" style:font-name="Times New Roman" fo:font-size="16pt" fo:font-weight="bold" officeooo:rsid="00d829ed" style:font-size-asian="16pt" style:font-weight-asian="bold" style:font-size-complex="16pt" style:font-weight-complex="bold"/>
    </style:style>
    <style:style style:name="T152" style:family="text">
      <style:text-properties fo:color="#000000" style:font-name="Times New Roman" fo:font-size="16pt" fo:font-weight="bold" officeooo:rsid="00f9761d" style:font-size-asian="16pt" style:font-weight-asian="bold" style:font-size-complex="16pt" style:font-weight-complex="bold"/>
    </style:style>
    <style:style style:name="T153" style:family="text">
      <style:text-properties fo:color="#000000" style:font-name="Times New Roman" fo:font-size="16pt" fo:font-weight="bold" officeooo:rsid="00f36711" style:font-size-asian="16pt" style:font-weight-asian="bold" style:font-size-complex="16pt" style:font-weight-complex="bold"/>
    </style:style>
    <style:style style:name="T154" style:family="text">
      <style:text-properties fo:color="#000000" style:font-name="Times New Roman" officeooo:rsid="00d829ed"/>
    </style:style>
    <style:style style:name="T155" style:family="text">
      <style:text-properties fo:color="#000000" style:font-name="Times New Roman" officeooo:rsid="00da1926"/>
    </style:style>
    <style:style style:name="T156" style:family="text">
      <style:text-properties fo:color="#000000" style:font-name="Times New Roman" officeooo:rsid="00db6647"/>
    </style:style>
    <style:style style:name="T157" style:family="text">
      <style:text-properties fo:color="#000000" style:font-name="Times New Roman" officeooo:rsid="00dc645e"/>
    </style:style>
    <style:style style:name="T158" style:family="text">
      <style:text-properties fo:color="#000000" style:font-name="Times New Roman" officeooo:rsid="00dc83ca"/>
    </style:style>
    <style:style style:name="T159" style:family="text">
      <style:text-properties fo:color="#000000" style:font-name="Times New Roman" officeooo:rsid="00ddd576"/>
    </style:style>
    <style:style style:name="T160" style:family="text">
      <style:text-properties fo:color="#000000" style:font-name="Times New Roman" officeooo:rsid="00de4d59"/>
    </style:style>
    <style:style style:name="T161" style:family="text">
      <style:text-properties fo:color="#000000" style:font-name="Times New Roman" officeooo:rsid="00e0719e"/>
    </style:style>
    <style:style style:name="T162" style:family="text">
      <style:text-properties fo:color="#000000" style:font-name="Times New Roman" officeooo:rsid="00e24901"/>
    </style:style>
    <style:style style:name="T163" style:family="text">
      <style:text-properties fo:color="#000000" style:font-name="Times New Roman" officeooo:rsid="00e37c2a"/>
    </style:style>
    <style:style style:name="T164" style:family="text">
      <style:text-properties fo:color="#000000" style:font-name="Times New Roman" officeooo:rsid="00e5a662"/>
    </style:style>
    <style:style style:name="T165" style:family="text">
      <style:text-properties fo:color="#000000" style:font-name="Times New Roman" officeooo:rsid="00e6b4a7"/>
    </style:style>
    <style:style style:name="T166" style:family="text">
      <style:text-properties fo:color="#000000" style:font-name="Times New Roman" officeooo:rsid="00e986d6"/>
    </style:style>
    <style:style style:name="T167" style:family="text">
      <style:text-properties fo:color="#000000" style:font-name="Times New Roman" officeooo:rsid="00ea9339"/>
    </style:style>
    <style:style style:name="T168" style:family="text">
      <style:text-properties fo:color="#000000" style:font-name="Times New Roman" officeooo:rsid="00eb35bf"/>
    </style:style>
    <style:style style:name="T169" style:family="text">
      <style:text-properties fo:color="#000000" style:font-name="Times New Roman" officeooo:rsid="00ed5553"/>
    </style:style>
    <style:style style:name="T170" style:family="text">
      <style:text-properties fo:color="#000000" style:font-name="Times New Roman" officeooo:rsid="00ede4ae"/>
    </style:style>
    <style:style style:name="T171" style:family="text">
      <style:text-properties fo:color="#000000" style:font-name="Times New Roman" officeooo:rsid="00efb625"/>
    </style:style>
    <style:style style:name="T172" style:family="text">
      <style:text-properties fo:color="#000000" style:font-name="Times New Roman" officeooo:rsid="00f0a1a0"/>
    </style:style>
    <style:style style:name="T173" style:family="text">
      <style:text-properties fo:color="#000000" style:font-name="Times New Roman" officeooo:rsid="00f10b3f"/>
    </style:style>
    <style:style style:name="T174" style:family="text">
      <style:text-properties fo:color="#000000" style:font-name="Times New Roman" officeooo:rsid="00f1f2b2"/>
    </style:style>
    <style:style style:name="T175" style:family="text">
      <style:text-properties fo:color="#000000" style:font-name="Times New Roman" officeooo:rsid="00f36711"/>
    </style:style>
    <style:style style:name="T176" style:family="text">
      <style:text-properties fo:color="#000000" style:font-name="Times New Roman" officeooo:rsid="00f70450"/>
    </style:style>
    <style:style style:name="T177" style:family="text">
      <style:text-properties fo:color="#000000" style:font-name="Times New Roman" officeooo:rsid="00f89ede"/>
    </style:style>
    <style:style style:name="T178" style:family="text">
      <style:text-properties fo:color="#000000" style:font-name="Times New Roman" officeooo:rsid="00fc05ba"/>
    </style:style>
    <style:style style:name="T179" style:family="text">
      <style:text-properties fo:color="#000000" style:font-name="Times New Roman" officeooo:rsid="00fd2374"/>
    </style:style>
    <style:style style:name="T180" style:family="text">
      <style:text-properties fo:color="#000000" style:font-name="Times New Roman" officeooo:rsid="00fe768b"/>
    </style:style>
    <style:style style:name="T181" style:family="text">
      <style:text-properties fo:color="#000000" style:font-name="Times New Roman" officeooo:rsid="01002bda"/>
    </style:style>
    <style:style style:name="T182" style:family="text">
      <style:text-properties fo:color="#000000" style:font-name="Times New Roman" officeooo:rsid="0100ff04"/>
    </style:style>
    <style:style style:name="T183" style:family="text">
      <style:text-properties fo:color="#000000" style:font-name="Times New Roman" officeooo:rsid="010273df"/>
    </style:style>
    <style:style style:name="T184" style:family="text">
      <style:text-properties fo:color="#000000" style:font-name="Times New Roman" officeooo:rsid="0104319f"/>
    </style:style>
    <style:style style:name="T185" style:family="text">
      <style:text-properties fo:color="#000000" style:font-name="Times New Roman" officeooo:rsid="01062c76"/>
    </style:style>
    <style:style style:name="T186" style:family="text">
      <style:text-properties fo:color="#000000" style:font-name="Times New Roman" officeooo:rsid="0106a0df"/>
    </style:style>
    <style:style style:name="T187" style:family="text">
      <style:text-properties fo:color="#000000" style:font-name="Times New Roman" officeooo:rsid="01075749"/>
    </style:style>
    <style:style style:name="T188" style:family="text">
      <style:text-properties fo:color="#000000" style:font-name="Times New Roman" officeooo:rsid="010a8185"/>
    </style:style>
    <style:style style:name="T189" style:family="text">
      <style:text-properties fo:color="#000000" style:font-name="Times New Roman" officeooo:rsid="010b75a2"/>
    </style:style>
    <style:style style:name="T190" style:family="text">
      <style:text-properties fo:color="#000000" style:font-name="Times New Roman" officeooo:rsid="010c185e"/>
    </style:style>
    <style:style style:name="T191" style:family="text">
      <style:text-properties fo:color="#000000" style:font-name="Times New Roman" officeooo:rsid="010dbc00"/>
    </style:style>
    <style:style style:name="T192" style:family="text">
      <style:text-properties fo:color="#000000" style:font-name="Times New Roman" officeooo:rsid="01112f01"/>
    </style:style>
    <style:style style:name="T193" style:family="text">
      <style:text-properties fo:color="#000000" style:font-name="Times New Roman" officeooo:rsid="01114563"/>
    </style:style>
    <style:style style:name="T194" style:family="text">
      <style:text-properties fo:color="#000000" style:font-name="Times New Roman" officeooo:rsid="0111b1f0"/>
    </style:style>
    <style:style style:name="T195" style:family="text">
      <style:text-properties fo:color="#000000" style:font-name="Times New Roman" officeooo:rsid="01132aaf"/>
    </style:style>
    <style:style style:name="T196" style:family="text">
      <style:text-properties fo:color="#000000" style:font-name="Times New Roman" officeooo:rsid="0117814a"/>
    </style:style>
    <style:style style:name="T197" style:family="text">
      <style:text-properties fo:color="#000000" style:font-name="Times New Roman" officeooo:rsid="011c0122"/>
    </style:style>
    <style:style style:name="T198" style:family="text">
      <style:text-properties fo:color="#000000" style:font-name="Times New Roman" officeooo:rsid="011e26a9"/>
    </style:style>
    <style:style style:name="T199" style:family="text">
      <style:text-properties fo:color="#000000" style:font-name="Times New Roman" officeooo:rsid="011e6be8"/>
    </style:style>
    <style:style style:name="T200" style:family="text">
      <style:text-properties fo:color="#000000" style:font-name="Times New Roman" officeooo:rsid="011f25e7"/>
    </style:style>
    <style:style style:name="T201" style:family="text">
      <style:text-properties fo:color="#000000" style:font-name="Times New Roman" officeooo:rsid="01212cf5"/>
    </style:style>
    <style:style style:name="T202" style:family="text">
      <style:text-properties fo:color="#000000" style:font-name="Times New Roman" officeooo:rsid="0122cf0c"/>
    </style:style>
    <style:style style:name="T203" style:family="text">
      <style:text-properties fo:color="#000000" style:font-name="Times New Roman" officeooo:rsid="012486fa"/>
    </style:style>
    <style:style style:name="T204" style:family="text">
      <style:text-properties fo:color="#000000" style:font-name="Times New Roman" officeooo:rsid="01267826"/>
    </style:style>
    <style:style style:name="T205" style:family="text">
      <style:text-properties fo:color="#000000" style:font-name="Times New Roman" officeooo:rsid="0127ccfd"/>
    </style:style>
    <style:style style:name="T206" style:family="text">
      <style:text-properties fo:color="#000000" style:font-name="Times New Roman" officeooo:rsid="01299615"/>
    </style:style>
    <style:style style:name="T207" style:family="text">
      <style:text-properties fo:color="#000000" style:font-name="Times New Roman" officeooo:rsid="012b1ef3"/>
    </style:style>
    <style:style style:name="T208" style:family="text">
      <style:text-properties fo:color="#000000" style:font-name="Times New Roman" officeooo:rsid="012d69f5"/>
    </style:style>
    <style:style style:name="T209" style:family="text">
      <style:text-properties fo:color="#000000" style:font-name="Times New Roman" officeooo:rsid="012f329e"/>
    </style:style>
    <style:style style:name="T210" style:family="text">
      <style:text-properties fo:color="#000000" style:font-name="Times New Roman" officeooo:rsid="01335cf5"/>
    </style:style>
    <style:style style:name="T211" style:family="text">
      <style:text-properties fo:color="#000000" style:font-name="Times New Roman" officeooo:rsid="013426c0"/>
    </style:style>
    <style:style style:name="T212" style:family="text">
      <style:text-properties fo:color="#000000" style:font-name="Courier New1" fo:font-size="10pt" style:font-size-asian="10pt" style:font-size-complex="10pt"/>
    </style:style>
    <style:style style:name="T213" style:family="text">
      <style:text-properties fo:color="#000000" style:font-name="Courier New1" fo:font-size="10pt" officeooo:rsid="00a869b8" style:font-size-asian="10pt" style:font-size-complex="10pt"/>
    </style:style>
    <style:style style:name="T214" style:family="text">
      <style:text-properties fo:color="#000000" style:font-name="Courier New1" fo:font-size="10pt" officeooo:rsid="00ab58cc" style:font-size-asian="10pt" style:font-size-complex="10pt"/>
    </style:style>
    <style:style style:name="T215" style:family="text">
      <style:text-properties fo:color="#000000" style:font-name="Courier New1" fo:font-size="10pt" officeooo:rsid="00c16195" style:font-size-asian="10pt" style:font-size-complex="10pt"/>
    </style:style>
    <style:style style:name="T216" style:family="text">
      <style:text-properties fo:color="#000000" style:font-name="Courier New1" fo:font-size="10pt" officeooo:rsid="00c9d900" style:font-size-asian="10pt" style:font-size-complex="10pt"/>
    </style:style>
    <style:style style:name="T217" style:family="text">
      <style:text-properties fo:color="#000000" style:font-name="Courier New1" fo:font-size="10pt" officeooo:rsid="00cdd594" style:font-size-asian="10pt" style:font-size-complex="10pt"/>
    </style:style>
    <style:style style:name="T218" style:family="text">
      <style:text-properties fo:color="#000000" style:font-name="Courier New1" fo:font-size="10pt" officeooo:rsid="00cf3bf2" style:font-size-asian="10pt" style:font-size-complex="10pt"/>
    </style:style>
    <style:style style:name="T219" style:family="text">
      <style:text-properties fo:color="#000000" style:font-name="Courier New1" fo:font-size="10pt" officeooo:rsid="00d1e5dd" style:font-size-asian="10pt" style:font-size-complex="10pt"/>
    </style:style>
    <style:style style:name="T220" style:family="text">
      <style:text-properties fo:color="#000000" fo:font-size="10pt" style:font-size-asian="10pt" style:font-size-complex="10pt"/>
    </style:style>
    <style:style style:name="T221" style:family="text">
      <style:text-properties fo:color="#0000ff" style:font-name="Courier New1" fo:font-size="10pt" officeooo:rsid="00a1a0a3" style:font-size-asian="10pt" style:font-size-complex="10pt"/>
    </style:style>
    <style:style style:name="T222" style:family="text">
      <style:text-properties style:font-name="Courier New1"/>
    </style:style>
    <style:style style:name="T223" style:family="text">
      <style:text-properties style:font-name="Courier New1" fo:font-size="10pt" officeooo:rsid="00a1a0a3" style:font-size-asian="10pt" style:font-size-complex="10pt"/>
    </style:style>
    <style:style style:name="T224" style:family="text">
      <style:text-properties style:font-name="Courier New1" fo:font-size="10pt" officeooo:rsid="00d1f816" style:font-size-asian="10pt" style:font-size-complex="10pt"/>
    </style:style>
    <style:style style:name="T225" style:family="text">
      <style:text-properties fo:font-weight="bold" officeooo:rsid="00b9a56c"/>
    </style:style>
    <style:style style:name="T226" style:family="text">
      <style:text-properties officeooo:rsid="00b9a56c"/>
    </style:style>
    <style:style style:name="T227" style:family="text">
      <style:text-properties officeooo:rsid="0131e9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5247036910019390107" text:style-name="WWNum6">
        <text:list-item>
          <text:p text:style-name="P73">Introducere</text:p>
          <text:p text:style-name="P74"/>
          <text:p text:style-name="P74">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62"><text:span text:style-name="T63">D</text:span><text:span text:style-name="T29">espre GitHub și Git</text:span></text:p>
      <text:p text:style-name="P61"><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18">BufferedImage</text:span><text:span text:style-name="T119"> </text:span><text:span text:style-name="T109">originalImage</text:span><text:span text:style-name="T119">;</text:span></text:p>
      <text:p text:style-name="P48"><text:span text:style-name="T90"><text:tab/></text:span><text:span text:style-name="T89">protected </text:span><text:span text:style-name="T116">BufferedImage </text:span><text:span text:style-name="T107">destImage</text:span><text:span text:style-name="T116">;</text:span></text:p>
      <text:p text:style-name="P63"><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17">[] </text:span><text:span text:style-name="T108">originalRedArray</text:span><text:span text:style-name="T117">;</text:span></text:p>
      <text:p text:style-name="P66"><text:span text:style-name="T87"><text:tab/>protected char</text:span>[] <text:span text:style-name="T106">originalGreenArray</text:span>;</text:p>
      <text:p text:style-name="P66"><text:span text:style-name="T87"><text:tab/>protected char</text:span>[] <text:span text:style-name="T106">originalBlueArray</text:span>;</text:p>
      <text:p text:style-name="P64"><text:span text:style-name="T87"><text:tab/>protected int</text:span>[] <text:span text:style-name="T106">originalColorArray</text:span>;</text:p>
      <text:p text:style-name="P64"><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63"><text:span text:style-name="T16"><text:tab/></text:span><text:span text:style-name="T87">protected short </text:span><text:span text:style-name="T106">w</text:span>,<text:span text:style-name="T106">h</text:span>;</text:p>
      <text:p text:style-name="P63"><text:span text:style-name="T87"><text:tab/>protected int </text:span><text:span text:style-name="T106">area</text:span>;</text:p>
      <text:p text:style-name="P63"><text:tab/><text:span text:style-name="T54">Aceste</text:span><text:span text:style-name="T55">a</text:span><text:span text:style-name="T54"> sunt variabile ajutătoare pentru alte funcții.</text:span></text:p>
      <text:p text:style-name="P63"><text:span text:style-name="T54"><text:tab/></text:span><text:span text:style-name="T94">public int </text:span><text:span text:style-name="T111">threshold</text:span><text:span text:style-name="T223">=-</text:span><text:span text:style-name="T221">1</text:span><text:span text:style-name="T223">;</text:span></text:p>
      <text:p text:style-name="Text_20_body"><text:span text:style-name="T223"><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5">protected </text:span><text:span text:style-name="T213">ImagePanel </text:span><text:span text:style-name="T112">destImagePanel</text:span><text:span text:style-name="T213">;</text:span></text:p>
      <text:p text:style-name="P50"><text:span text:style-name="T213"><text:tab/></text:span><text:span text:style-name="T120">Clasa ImagePanel a fost creata deoar</text:span><text:span text:style-name="T121">e</text:span><text:span text:style-name="T120">ce nu am reușit sa găsesc un element GUI care sa afiseze o imagine. </text:span><text:span text:style-name="T122">Acest obiect îl folosesc deasemenea în logica codului , de exemplu dacă destImagePanel == <text:s/>null atunci nu este necesar sa execut anumite bucăți de cod.</text:span></text:p>
      <text:p text:style-name="P50"><text:span text:style-name="T122"><text:tab/></text:span><text:span text:style-name="T96">protected </text:span><text:span text:style-name="T214">JobThread </text:span><text:span text:style-name="T113">lastJob</text:span><text:span text:style-name="T214">;</text:span></text:p>
      <text:p text:style-name="P51"><text:span text:style-name="T122"><text:tab/></text:span><text:span text:style-name="T120">Cl</text:span><text:span text:style-name="T123">asa JobThread a fost creata deoarece din câte am înțeles clasa Thread nu conține o metoda <text:s/></text:span><text:span text:style-name="T124">de încredere de a opri subit o linie de execuție. </text:span><text:span text:style-name="T125">Cea mai apropriata este metoda stop() , care din păcate este deprecata deoarece era considerat instabil și periculos pentru </text:span><text:span text:style-name="T126">mașina virtuala Java</text:span><text:span text:style-name="T125">.</text:span></text:p>
      <text:p text:style-name="P51"><text:span text:style-name="T125"><text:s/><text:tab/></text:span><text:span text:style-name="T127">Aceasta clasa acuma conține un boolean canceled care initial este false. </text:span><text:span text:style-name="T128">Atunci când se apeleaza setCanceled(true) , canceled va primi valoarea true. Acuma depinde de ce se afla în implementarea metodei run() , ea acuma trebuie sa verifice în mai multe puncte dacă canceled a </text:span><text:soft-page-break/><text:span text:style-name="T128">devenit true și sa apreasca execuția într-un mod curat </text:span><text:span text:style-name="T129">(</text:span><text:span text:style-name="T130">dacă sunt necesare închiderea unor streamuri sau thread-uri secundare</text:span><text:span text:style-name="T129">)</text:span><text:span text:style-name="T128">.</text:span></text:p>
      <text:p text:style-name="Text_20_body"><text:span text:style-name="T60"><text:tab/></text:span><text:span text:style-name="T95">protected final </text:span><text:span text:style-name="T213">Object </text:span><text:span text:style-name="T112">jobLock</text:span><text:span text:style-name="T213">=</text:span><text:span text:style-name="T95">new </text:span><text:span text:style-name="T213">Object();</text:span></text:p>
      <text:p text:style-name="P52"><text:span text:style-name="T60"><text:tab/></text:span><text:span text:style-name="T131">Folosit atunci când un vectorizator dorește crearea unui nou jobThread sau oprirea celui curent.</text:span></text:p>
      <text:p text:style-name="P67"><text:span text:style-name="T225"><text:tab/></text:span><text:span text:style-name="T88">public abstract void </text:span><text:span text:style-name="T226">startJob();</text:span></text:p>
      <text:p text:style-name="P63"><text:span text:style-name="T87"><text:tab/>public abstract void </text:span>cancelLastJob();</text:p>
      <text:p text:style-name="P52"><text:span text:style-name="T131"><text:tab/></text:span><text:span text:style-name="T13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3">Abia după ce s-a terminat ultimul thread se poate crea unul nou în siguranța.</text:span><text:span text:style-name="T134"> Metoda cancelLastJob() executa la fel în afara de crearea unui nou thread.</text:span></text:p>
      <text:p text:style-name="P52"><text:span text:style-name="T134"><text:tab/></text:span><text:span text:style-name="T97">public abstract void </text:span><text:span text:style-name="T215">exportToSVG(OutputStream os,</text:span><text:span text:style-name="T97">boolean </text:span><text:span text:style-name="T215">isCompressed);</text:span></text:p>
      <text:p text:style-name="P52"><text:span text:style-name="T134"><text:tab/></text:span><text:span text:style-name="T135">Atunci când se dorește exportarea rezultatului curent în format SVG sau SVGZ, se deschide un fisier , se obtine OutputStream-ul lui , se alege dacă va fi exportat comprimat sau nu , și se apeleaza functia. <text:s/></text:span><text:span text:style-name="T136">Dacă s-a ales optiunea de comprimare a fisierului , folosesc un obiect de tip GZIPOutputStream pentru comprimare. Ce este interesant cu acest </text:span><text:span text:style-name="T137">obiect</text:span><text:span text:style-name="T136"> este ca metoda de comprimare este compatibila cu InkScape pentru a deschide fiserul nou creat. </text:span><text:span text:style-name="T138">Dupa acea obiectul este infasurat cu un BufferedOutputStream , din câte am înțeles acesta poate ajuta la procese incete de scriere .</text:span></text:p>
      <text:p text:style-name="Preformatted_20_Text"><text:span text:style-name="T138"><text:tab/></text:span><text:span text:style-name="T98">public char </text:span><text:span text:style-name="T216">redOrig(</text:span><text:span text:style-name="T98">int </text:span><text:span text:style-name="T216">x,</text:span><text:span text:style-name="T98">int </text:span><text:span text:style-name="T216">y){</text:span><text:span text:style-name="T93">return </text:span><text:span text:style-name="T110">originalRedArray</text:span><text:span text:style-name="T212">[y*</text:span><text:span text:style-name="T110">w</text:span><text:span text:style-name="T212">+x];}</text:span></text:p>
      <text:p text:style-name="P71"><text:span text:style-name="T105"><text:tab/>public char </text:span><text:span text:style-name="T220">blueOrig(</text:span><text:span text:style-name="T105">int </text:span><text:span text:style-name="T220">x,</text:span><text:span text:style-name="T105">int </text:span><text:span text:style-name="T220">y){</text:span><text:span text:style-name="T105">return </text:span><text:span text:style-name="T115">originalBlueArray</text:span><text:span text:style-name="T220">[y*</text:span><text:span text:style-name="T115">w</text:span><text:span text:style-name="T220">+x];}</text:span></text:p>
      <text:p text:style-name="P71"><text:span text:style-name="T87"><text:tab/>public char </text:span>greenOrig(<text:span text:style-name="T87">int </text:span>x,<text:span text:style-name="T87">int </text:span>y){<text:span text:style-name="T87">return </text:span><text:span text:style-name="T106">originalGreenArray</text:span>[y*<text:span text:style-name="T106">w</text:span>+x];}</text:p>
      <text:p text:style-name="Preformatted_20_Text"><text:span text:style-name="T103"><text:tab/>public int </text:span><text:span text:style-name="T222">colorOrig(</text:span><text:span text:style-name="T103">int </text:span><text:span text:style-name="T222">x,</text:span><text:span text:style-name="T103">int </text:span><text:span text:style-name="T222">y) {</text:span><text:span text:style-name="T103">return </text:span><text:span text:style-name="T114">originalColorArray</text:span><text:span text:style-name="T222">[y*</text:span><text:span text:style-name="T114">w</text:span><text:span text:style-name="T222">+x];}</text:span></text:p>
      <text:p text:style-name="P69"><text:tab/></text:p>
      <text:p text:style-name="P72"><text:span text:style-name="T138"><text:tab/></text:span><text:span text:style-name="T139">Metode ajutătoare pentru accesarea valorilor culorilor pentru anumiti pixeli. Numele metodelor sunt foarte simpliste și scurte deoarece ele sunt foarte des folosite și ar umple codul prea mult.</text:span></text:p>
      <text:p text:style-name="P72"><text:span text:style-name="T146"><text:tab/></text:span><text:span text:style-name="T102">public void</text:span><text:span text:style-name="T99"> </text:span><text:span text:style-name="T217">initialize(){</text:span><text:span text:style-name="T212">calculateColorArrays();</text:span><text:span text:style-name="T218">}</text:span></text:p>
      <text:p text:style-name="P70"><text:tab/></text:p>
      <text:p text:style-name="Text_20_body"><text:span text:style-name="T139"><text:tab/></text:span><text:span text:style-name="T140">Este chemata atunci cand setOriginalImage(BufferedImage image) primește ca p</text:span><text:span text:style-name="T141">a</text:span><text:span text:style-name="T140">remetru un image care este diferit de fostul obiect originalImage.</text:span></text:p>
      <text:p text:style-name="Text_20_body"><text:span text:style-name="T140"><text:tab/></text:span><text:span text:style-name="T100">public void </text:span><text:span text:style-name="T219">setOriginalImage(BufferedImage image)</text:span></text:p>
      <text:p text:style-name="Text_20_body"><text:span text:style-name="T140"><text:tab/></text:span><text:span text:style-name="T14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65"><text:span text:style-name="T104"><text:tab/></text:span><text:span text:style-name="T101">protected abstract void </text:span><text:span text:style-name="T224">constructStringSVG();</text:span></text:p>
      <text:p text:style-name="P68"/>
      <text:p text:style-name="P53"><text:span text:style-name="T224"><text:tab/></text:span><text:span text:style-name="T14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2"><text:tab/></text:span><text:span text:style-name="T144">Am initializat obiectul StringBuilder cu un buffer de aproximativ 2 MB pentru a ajutat la performanța. Dacă se încearcă crearea unui string și mai mare de 2 MB , obiectul va reloca un buffer mai mare.</text:span></text:p>
      <text:p text:style-name="P55"/>
      <text:p text:style-name="Text_20_body"><text:span text:style-name="T144"><text:tab/></text:span><text:span text:style-name="T150">Descrierea celor trei vectorizoare</text:span></text:p>
      <text:p text:style-name="P56"><text:span text:style-name="T145"><text:tab/></text:span><text:span text:style-name="T151">SquareVectorizer</text:span></text:p>
      <text:p text:style-name="P57"><text:span text:style-name="T154"><text:tab/></text:span><text:span text:style-name="T155">Acest vectorizator cr</text:span><text:span text:style-name="T156">e</text:span><text:span text:style-name="T155">eaza o lista de dreptunghiuri </text:span><text:span text:style-name="T156">care acoperă întreaga suprafața a pozei originale. Fiecare dintre dreptunghiuri are o culoare care este calculata făcând media culorilor pixelilor care apartin dreptunghiului respectiv. </text:span></text:p>
      <text:p text:style-name="P57"><text:span text:style-name="T156"><text:tab/></text:span><text:span text:style-name="T157">Pentru a ajuta codarea acestei clase , am creat o clasa ajutătoare SquareFragment care rețin marginile left , right , top , down și culoarea dreptunghiului. Toate campurile sunt publice pentru a fi <text:s text:c="2"/>folosite mai rapid. </text:span><text:span text:style-name="T158">Pentru a spori siguranța, classa SquareFragment conține o funcție isValid() care return true dacă marginile sunt valide.</text:span></text:p>
      <text:p text:style-name="P58"><text:span text:style-name="T158"><text:tab/></text:span><text:span text:style-name="T159">Procesul de divizare în drepuntghiuri este recursiv, încercând prima data un dreptunghi care ocupa toată suprafața imagini , și dacă aceste nu e considerat bun el va fi fragmentat în 4 dreptunghiuri și procesul continua de acolo. </text:span></text:p>
      <text:p text:style-name="P58"><text:span text:style-name="T159"><text:tab/></text:span><text:span text:style-name="T160">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58"><text:span text:style-name="T160"><text:tab/></text:span><text:span text:style-name="T161">În primele revizii ale programului midX și midY erau pur și simplu </text:span><text:span text:style-name="T163">alese </text:span><text:span text:style-name="T161">să fie în mijlocul drepuntghiului, dar acestea generau imagini vectoriale care avea aspect de „caiet de matematica”; aratand tabelat și </text:span><text:span text:style-name="T162">stintific . </text:span></text:p>
      <text:p text:style-name="P58"><text:span text:style-name="T162"><text:tab/></text:span><text:span text:style-name="T164">Valorile alese aleator pentru midX și midY da</text:span><text:span text:style-name="T199">u</text:span><text:span text:style-name="T164"> un aspect mai plăcut </text:span><text:span text:style-name="T165">imaginii vectoriale generate. </text:span></text:p>
      <text:p text:style-name="P58"><text:span text:style-name="T165"><text:tab/></text:span><text:span text:style-name="T166">Procesul de validare al unei dreptunghi consta în verificarea fiecarei culori </text:span><text:span text:style-name="T167">și insumarea tuturor culorilor pentru a genera media culorilor. </text:span><text:span text:style-name="T168">Dacă distanța manhatten dintre cea </text:span><text:span text:style-name="T169">mai </text:span><text:span text:style-name="T168">apropriat</text:span><text:span text:style-name="T169">a</text:span><text:span text:style-name="T168"> culoare de negru și cea mai apropriata culoare de alb este mai mare decât valoarea threshold înseamna ca procesul de validare se poate anul</text:span><text:span text:style-name="T170">a</text:span><text:span text:style-name="T168"> în momentul acela deoarece acest dreptunghi ales este prea mare și conține culori prea diferite. Dacă un dreptunghi este respins acesta este </text:span><text:span text:style-name="T171">taiat</text:span><text:span text:style-name="T168"> în <text:s/>patru și se va încerca validarea acestora. Dacă un dreptunghi este valid , media culorilor din acel dreptunghi este stocat</text:span><text:span text:style-name="T172">a în câmpul color de la obiectul SquareFragment folosit la validare , </text:span><text:span text:style-name="T173">iar apoi este adaugat unei liste care a fost trimisa ca argument.</text:span></text:p>
      <text:p text:style-name="P58"><text:span text:style-name="T173"><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73">dreptunghiuri care poate reprezenta o imagine este acuma patru, dar acest detali</text:span><text:span text:style-name="T206">u</text:span><text:span text:style-name="T173"> este neglijabil având în considerare faptul ca acuma lucrează patru thread-uri , fiecare thread ruland metode recursiva cu patru LinkedList-uri independente și patru SquareFragments care a fost generate aleator din SquareFragment-ul principal. </text:span></text:p>
      <text:p text:style-name="P58"><text:span text:style-name="T173"><text:tab/></text:span><text:span text:style-name="T174">Când fiecare din thread-uri își termina executia , rezultatele depuse în LinkedList-</text:span><text:span text:style-name="T175">ul respectiv</text:span><text:span text:style-name="T174"> sunt acuma depuse de către thread-ul principal într-un ArrayList de SquareFragments.<text:tab/></text:span><text:span text:style-name="T175">Am ales ArrayList pentru performanța sporita la citire.</text:span></text:p>
      <text:p text:style-name="P58"><text:span text:style-name="T175"><text:tab/></text:span><text:span text:style-name="T176">După ce s-a făcut rost de ArrayList-ul cu toate dreptunghiurile , se construiește string-ul care va conține lista în format SVG. Am decis sa preconstruiesc acest string deoarece pe ecran este afisat mărimea fisierului când este salvat </text:span><text:span text:style-name="T177">în formatele SVG și SVGZ</text:span><text:span text:style-name="T176">.</text:span></text:p>
      <text:p text:style-name="P58"><text:span text:style-name="T176"><text:tab/></text:span><text:span text:style-name="T178">Odată ce s-a obținut lista finala, se creeaza un nou BufferedImage în care este desenat </text:span><text:span text:style-name="T179">o aproximatie a imaginei vectoriale și mărimea fisierului în format SVG și SCGZ. </text:span><text:span text:style-name="T180">Utilizatorul poate sa observe rezultatele și sa exporteze fișierul. </text:span></text:p>
      <text:p text:style-name="P59"><text:span text:style-name="T176"><text:tab/></text:span><text:span text:style-name="T152">TriangleV</text:span><text:span text:style-name="T151">ectorizer</text:span></text:p>
      <text:p text:style-name="P78"><text:span text:style-name="T151"><text:tab/></text:span><text:span text:style-name="T155">Acest vectorizator cr</text:span><text:span text:style-name="T156">e</text:span><text:span text:style-name="T155">eaza o lista de </text:span><text:span text:style-name="T181">triunghiuri</text:span><text:span text:style-name="T155"> </text:span><text:span text:style-name="T156">care acoperă întreaga suprafața a pozei originale. Fiecare dintre </text:span><text:span text:style-name="T181">triunghiuri</text:span><text:span text:style-name="T156"> are o culoare care este calculata făcând media culorilor pixelilor care apartin </text:span><text:span text:style-name="T181">triunghiu</text:span><text:span text:style-name="T182">lui</text:span><text:span text:style-name="T156"> respectiv. </text:span></text:p>
      <text:p text:style-name="P79"><text:span text:style-name="T156"><text:tab/></text:span><text:span text:style-name="T157">Pentru a ajuta codarea acestei clase , am creat o clasa ajutătoare </text:span><text:span text:style-name="T183">Triangle</text:span><text:span text:style-name="T157"> care rețin</text:span><text:span text:style-name="T184">e coordonatele varfurilor retinute sub forma de float, </text:span><text:span text:style-name="T185">culoarea într-o valoare integer și câteva valori ajutătoare precum xMin , yMin , xMax și yMax care reprezintă bounding-box-ul tringhiului având lungimea și latimea paralele cu axele </text:span><text:span text:style-name="T186">X și Y ale imaginii. </text:span><text:span text:style-name="T187">Deasemenea în fiecare obiect de tipul Triangle se mai afla și un obiect de tipul Path2D.Float numit path care este folosit la optimizarea crearii imaginii demonstrative utilizatorului.</text:span></text:p>
      <text:p text:style-name="P79"><text:span text:style-name="T187"><text:tab/>Clasa Triangle a fost notata ca fiind serializabila și valorile și obiectul ajutator sunt notate ca fiind transient ceea ce înseamnă ca ele nu vor fi scrise la serializare.</text:span></text:p>
      <text:p text:style-name="P80"><text:span text:style-name="T158"><text:tab/></text:span><text:span text:style-name="T159">Procesul de divizare în </text:span><text:span text:style-name="T188">triunghiuri</text:span><text:span text:style-name="T159"> este recursiv. </text:span><text:span text:style-name="T189">În faza initiala imaginea care este dreptunghiulara este despartita în doua triunghiuri pe una dintre diagonalele ei. </text:span><text:span text:style-name="T190">Fiecare triunghi este verificate dacă satisfac valoarea curenta a threshold-ului. Dacă da, aceasta este adaugata la o lista de obiecte Triangle. </text:span><text:span text:style-name="T191">Altfel aceasta este fragmentata în 2 triunghiuri și procesul continua de acolo.</text:span></text:p>
      <text:p text:style-name="P81"><text:span text:style-name="T159"><text:tab/></text:span><text:span text:style-name="T192">Am decis ca procesul de fragmentare să fie randomizat și în același limitat. Aleg aleator o valore uniforma </text:span><text:span text:style-name="T193">'r' </text:span><text:span text:style-name="T192">între 0.2 și 0.8, apoi caut latura cea mai lunga a tringhiului. </text:span><text:span text:style-name="T193">Linia care va fragmenta tringhiului în doua este trasa de la colțul opus al laturii mari la un punct interpolat </text:span><text:span text:style-name="T194">intre cele doua puncte ale laturi mari folosind valorea r. </text:span><text:span text:style-name="T195">În testele initiale am observat ca dacă las valoarea r să fie selectat aleator intre 0 și 1 produce rezultate neplăcute vizual. </text:span><text:span text:style-name="T160">Din cauza naturii aleatoarea, este foarte posibil ca mărimea fisierului generat după o imagine sursa și un threshold anume sa difere considerabil. </text:span><text:span text:style-name="T196">Deoarece r este ales aleator, las posibilitatea userului sa reincerce vectorizarea pana când este mulțumit de rezultat. </text:span><text:span text:style-name="T160">Din cauza naturii aleatoarea, este foarte posibil ca mărimea fisierului generat după o imagine sursa și un threshold anume sa difere considerabil. </text:span></text:p>
      <text:p text:style-name="P83"><text:span text:style-name="T147"><text:tab/></text:span><text:span text:style-name="T148">În primele revizii ale programului valoarea r era aleasa direct ca fiind 0.5, dar aceste </text:span><text:soft-page-break/><text:span text:style-name="T148">generare un efect </text:span><text:span text:style-name="T197">kaleidoscopic </text:span><text:span text:style-name="T148">care deși arata interesant era prea predictiv.</text:span><text:span text:style-name="T149"> </text:span></text:p>
      <text:p text:style-name="P60"><text:span text:style-name="T162"><text:tab/></text:span><text:span text:style-name="T164">Valorile alese aleator pentru </text:span><text:span text:style-name="T198">r</text:span><text:span text:style-name="T164"> da un aspect mai plăcut </text:span><text:span text:style-name="T165">imaginii vectoriale generate. </text:span></text:p>
      <text:p text:style-name="P82"><text:span text:style-name="T166"><text:tab/>Procesul de validare al unei </text:span><text:span text:style-name="T200">triunghi</text:span><text:span text:style-name="T166"> consta în verificarea fiecarei culori </text:span><text:span text:style-name="T167">și insumarea tuturor culorilor pentru a genera media culorilor. </text:span><text:span text:style-name="T168">Dacă distanța manhatten dintre cea </text:span><text:span text:style-name="T169">mai </text:span><text:span text:style-name="T168">apropriat</text:span><text:span text:style-name="T169">a</text:span><text:span text:style-name="T168"> culoare de negru și cea mai apropriata culoare de alb este mai mare decât valoarea threshold înseamna ca procesul de validare se poate anul</text:span><text:span text:style-name="T170">a</text:span><text:span text:style-name="T168"> în momentul acela deoarece acest </text:span><text:span text:style-name="T201">triunghi</text:span><text:span text:style-name="T168"> ales este prea mare și conține culori prea diferite. Dacă un </text:span><text:span text:style-name="T202">triunghi</text:span><text:span text:style-name="T168"> este respins acesta este </text:span><text:span text:style-name="T171">taiat</text:span><text:span text:style-name="T168"> în </text:span><text:span text:style-name="T203">doua</text:span><text:span text:style-name="T168"> și se va încerca validarea acestora. </text:span><text:span text:style-name="T208">Este posibil ca din cauza erorilor de calcul ca un triunghi sa ajungă sa aibe aria mai mica de 0.5, care în acest moment va fi pur și simpla oprita procesul de fragmentare și verificare </text:span><text:span text:style-name="T209">pentru el</text:span><text:span text:style-name="T207">. </text:span><text:span text:style-name="T168">Dacă un </text:span><text:span text:style-name="T204">triunghi</text:span><text:span text:style-name="T168"> este valid , media culorilor din acel </text:span><text:span text:style-name="T204">triunghi</text:span><text:span text:style-name="T168"> este stocat</text:span><text:span text:style-name="T172">a în câmpul color de la obiectul </text:span><text:span text:style-name="T205">Triangle</text:span><text:span text:style-name="T172"> folosit la validare , </text:span><text:span text:style-name="T173">iar apoi este adaugat unei liste care a fost trimisa ca argument.</text:span></text:p>
      <text:p text:style-name="P76"><text:tab/>Am decis sa trimit ca parametru un LinkedList gol care sa adune toate rezultatele găsite pentru a putea abuza de multithreading fără a avea probleme de data racing când încerc sa adaug obiecte la același LinkedList. <text:span text:style-name="T227">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60"><text:span text:style-name="T173"><text:tab/></text:span><text:span text:style-name="T174">Când fiecare din thread-uri își termina executia , rezultatele depuse în LinkedList-</text:span><text:span text:style-name="T175">ul respectiv</text:span><text:span text:style-name="T174"> sunt acuma depuse de către thread-ul principal într-un ArrayList de </text:span><text:span text:style-name="T210">Triangles</text:span><text:span text:style-name="T174">.</text:span><text:span text:style-name="T175">Am ales ArrayList pentru performanța sporita la citire.</text:span></text:p>
      <text:p text:style-name="P60"><text:span text:style-name="T153"><text:tab/></text:span><text:span text:style-name="T176">După ce s-a făcut rost de ArrayList-ul cu toate </text:span><text:span text:style-name="T211">triunghiurile</text:span><text:span text:style-name="T176"> , se construiește string-ul care va conține lista în format SVG. Am decis sa preconstruiesc acest string deoarece pe ecran este afisat mărimea fisierului când este salvat </text:span><text:span text:style-name="T177">în formatele SVG și SVGZ</text:span><text:span text:style-name="T176">.</text:span></text:p>
      <text:p text:style-name="P60"><text:span text:style-name="T176"/></text:p>
      <text:p text:style-name="P60"><text:span text:style-name="T1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9-29T21:53:11.147000000</dc:date>
    <meta:editing-duration>PT22H58M27S</meta:editing-duration>
    <meta:editing-cycles>279</meta:editing-cycles>
    <meta:generator>LibreOffice/4.4.5.2$Windows_x86 LibreOffice_project/a22f674fd25a3b6f45bdebf25400ed2adff0ff99</meta:generator>
    <meta:document-statistic meta:table-count="1" meta:image-count="2" meta:object-count="0" meta:page-count="13" meta:paragraph-count="172" meta:word-count="4610" meta:character-count="30287" meta:non-whitespace-character-count="25566"/>
  </office:meta>
</office:document-meta>
</file>